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entre de disques (en millions)</text:p>
          </table:table-cell>
          <table:table-cell table:style-name="ce6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08" calcext:value-type="float">
            <text:p>2008</text:p>
          </table:table-cell>
          <table:table-cell table:style-name="ce6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string" calcext:value-type="string">
            <text:p>Albums</text:p>
          </table:table-cell>
          <table:table-cell table:style-name="ce7" office:value-type="float" office:value="73.3" calcext:value-type="float">
            <text:p>73,3</text:p>
          </table:table-cell>
          <table:table-cell table:style-name="ce12" office:value-type="float" office:value="60.9" calcext:value-type="float">
            <text:p>60,9</text:p>
          </table:table-cell>
          <table:table-cell table:style-name="ce12" office:value-type="float" office:value="52.4" calcext:value-type="float">
            <text:p>52,4</text:p>
          </table:table-cell>
          <table:table-cell table:style-name="ce16" office:value-type="percentage" office:value="0.7588" calcext:value-type="percentage">
            <text:p>75,88 %</text:p>
          </table:table-cell>
          <table:table-cell table:style-name="ce20" office:value-type="percentage" office:value="0.8308" calcext:value-type="percentage">
            <text:p>83,08 %</text:p>
          </table:table-cell>
          <table:table-cell table:style-name="ce25" office:value-type="percentage" office:value="0.8748" calcext:value-type="percentage">
            <text:p>87,48 %</text:p>
          </table:table-cell>
        </table:table-row>
        <table:table-row table:style-name="ro1">
          <table:table-cell table:style-name="ce3" office:value-type="string" calcext:value-type="string">
            <text:p>Singles </text:p>
          </table:table-cell>
          <table:table-cell table:style-name="ce8" office:value-type="float" office:value="17.8" calcext:value-type="float">
            <text:p>17,8</text:p>
          </table:table-cell>
          <table:table-cell table:style-name="ce13" office:value-type="float" office:value="7.7" calcext:value-type="float">
            <text:p>7,7</text:p>
          </table:table-cell>
          <table:table-cell table:style-name="ce13" office:value-type="float" office:value="4.4" calcext:value-type="float">
            <text:p>4,4</text:p>
          </table:table-cell>
          <table:table-cell table:style-name="ce17" office:value-type="percentage" office:value="0.1843" calcext:value-type="percentage">
            <text:p>18,43 %</text:p>
          </table:table-cell>
          <table:table-cell table:style-name="ce21" office:value-type="percentage" office:value="0.105" calcext:value-type="percentage">
            <text:p>10,50 %</text:p>
          </table:table-cell>
          <table:table-cell table:style-name="ce26" office:value-type="percentage" office:value="0.0735" calcext:value-type="percentage">
            <text:p>7,35 %</text:p>
          </table:table-cell>
        </table:table-row>
        <table:table-row table:style-name="ro1">
          <table:table-cell table:style-name="ce4" office:value-type="string" calcext:value-type="string">
            <text:p>DVD musical</text:p>
          </table:table-cell>
          <table:table-cell table:style-name="ce9" office:value-type="float" office:value="5.5" calcext:value-type="float">
            <text:p>5,5</text:p>
          </table:table-cell>
          <table:table-cell table:style-name="ce14" office:value-type="float" office:value="4.7" calcext:value-type="float">
            <text:p>4,7</text:p>
          </table:table-cell>
          <table:table-cell table:style-name="ce14" office:value-type="float" office:value="3.1" calcext:value-type="float">
            <text:p>3,1</text:p>
          </table:table-cell>
          <table:table-cell table:style-name="ce18" office:value-type="percentage" office:value="0.0569" calcext:value-type="percentage">
            <text:p>5,69 %</text:p>
          </table:table-cell>
          <table:table-cell table:style-name="ce22" office:value-type="percentage" office:value="0.0641" calcext:value-type="percentage">
            <text:p>6,41 %</text:p>
          </table:table-cell>
          <table:table-cell table:style-name="ce27" office:value-type="percentage" office:value="0.0518" calcext:value-type="percentage">
            <text:p>5,18 %</text:p>
          </table:table-cell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10" office:value-type="float" office:value="96.6" calcext:value-type="float">
            <text:p>96,6</text:p>
          </table:table-cell>
          <table:table-cell table:style-name="ce15" office:value-type="float" office:value="73.3" calcext:value-type="float">
            <text:p>73,3</text:p>
          </table:table-cell>
          <table:table-cell table:style-name="ce15" office:value-type="float" office:value="59.9" calcext:value-type="float">
            <text:p>59,9</text:p>
          </table:table-cell>
          <table:table-cell table:style-name="ce19" office:value-type="percentage" office:value="1" calcext:value-type="percentage">
            <text:p>100,00 %</text:p>
          </table:table-cell>
          <table:table-cell table:style-name="ce23" office:value-type="percentage" office:value="1" calcext:value-type="percentage">
            <text:p>100,00 %</text:p>
          </table:table-cell>
          <table:table-cell table:style-name="ce28" office:value-type="percentage" office:value="1" calcext:value-type="percentage">
            <text:p>100,00 %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Question 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entre de disques (indices base 2006)</text:p>
          </table:table-cell>
          <table:table-cell table:style-name="ce6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bums</text:p>
          </table:table-cell>
          <table:table-cell office:value-type="float" office:value="100" calcext:value-type="float">
            <text:p>100</text:p>
          </table:table-cell>
          <table:table-cell table:formula="of:=[.C3]/[.$B3]*100" office:value-type="float" office:value="83.0832196452933" calcext:value-type="float">
            <text:p>83,0832196452933</text:p>
          </table:table-cell>
          <table:table-cell table:formula="of:=[.D3]/[.$B3]*100" office:value-type="float" office:value="71.4870395634379" calcext:value-type="float">
            <text:p>71,487039563437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ingles </text:p>
          </table:table-cell>
          <table:table-cell office:value-type="float" office:value="100" calcext:value-type="float">
            <text:p>100</text:p>
          </table:table-cell>
          <table:table-cell table:formula="of:=[.C4]/[.$B4]*100" office:value-type="float" office:value="43.2584269662921" calcext:value-type="float">
            <text:p>43,2584269662921</text:p>
          </table:table-cell>
          <table:table-cell table:formula="of:=[.D4]/[.$B4]*100" office:value-type="float" office:value="24.7191011235955" calcext:value-type="float">
            <text:p>24,719101123595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VD musical</text:p>
          </table:table-cell>
          <table:table-cell office:value-type="float" office:value="100" calcext:value-type="float">
            <text:p>100</text:p>
          </table:table-cell>
          <table:table-cell table:formula="of:=[.C5]/[.$B5]*100" office:value-type="float" office:value="85.4545454545455" calcext:value-type="float">
            <text:p>85,4545454545455</text:p>
          </table:table-cell>
          <table:table-cell table:formula="of:=[.D5]/[.$B5]*100" office:value-type="float" office:value="56.3636363636364" calcext:value-type="float">
            <text:p>56,363636363636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office:value-type="float" office:value="100" calcext:value-type="float">
            <text:p>100</text:p>
          </table:table-cell>
          <table:table-cell table:formula="of:=[.C6]/[.$B6]*100" office:value-type="float" office:value="75.879917184265" calcext:value-type="float">
            <text:p>75,879917184265</text:p>
          </table:table-cell>
          <table:table-cell table:formula="of:=[.D6]/[.$B6]*100" office:value-type="float" office:value="62.008281573499" calcext:value-type="float">
            <text:p>62,00828157349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uestion 2 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olution 2007/2006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 partir des ventes</text:p>
          </table:table-cell>
          <table:table-cell table:style-name="ce11" office:value-type="string" calcext:value-type="string">
            <text:p>A partir des indices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table:formula="of:=([.C3]-[.B3])/[.B3]*100" office:value-type="float" office:value="-16.9167803547067" calcext:value-type="float">
            <text:p>-16,9167803547067</text:p>
          </table:table-cell>
          <table:table-cell table:formula="of:=[.C12]-100" office:value-type="float" office:value="-16.9167803547067" calcext:value-type="float">
            <text:p>-16,9167803547067</text:p>
          </table:table-cell>
          <table:table-cell table:number-columns-repeated="4"/>
        </table:table-row>
        <table:table-row table:style-name="ro1">
          <table:table-cell/>
          <table:table-cell table:formula="of:=([.C4]-[.B4])/[.B4]*100" office:value-type="float" office:value="-56.7415730337079" calcext:value-type="float">
            <text:p>-56,7415730337079</text:p>
          </table:table-cell>
          <table:table-cell table:formula="of:=[.C13]-100" office:value-type="float" office:value="-56.7415730337079" calcext:value-type="float">
            <text:p>-56,7415730337079</text:p>
          </table:table-cell>
          <table:table-cell table:number-columns-repeated="4"/>
        </table:table-row>
        <table:table-row table:style-name="ro1">
          <table:table-cell/>
          <table:table-cell table:formula="of:=([.C5]-[.B5])/[.B5]*100" office:value-type="float" office:value="-14.5454545454545" calcext:value-type="float">
            <text:p>-14,5454545454545</text:p>
          </table:table-cell>
          <table:table-cell table:formula="of:=[.C14]-100" office:value-type="float" office:value="-14.5454545454545" calcext:value-type="float">
            <text:p>-14,5454545454545</text:p>
          </table:table-cell>
          <table:table-cell table:number-columns-repeated="4"/>
        </table:table-row>
        <table:table-row table:style-name="ro1">
          <table:table-cell/>
          <table:table-cell table:formula="of:=([.C6]-[.B6])/[.B6]*100" office:value-type="float" office:value="-24.120082815735" calcext:value-type="float">
            <text:p>-24,120082815735</text:p>
          </table:table-cell>
          <table:table-cell table:formula="of:=[.C15]-100" office:value-type="float" office:value="-24.120082815735" calcext:value-type="float">
            <text:p>-24,1200828157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56:25.9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47.453000000</meta:creation-date>
    <dc:date>2018-06-14T13:01:24.055000000</dc:date>
    <meta:editing-duration>PT5M8S</meta:editing-duration>
    <meta:editing-cycles>2</meta:editing-cycles>
    <meta:generator>LibreOffice/5.2.6.2$Windows_X86_64 LibreOffice_project/a3100ed2409ebf1c212f5048fbe377c281438fdc</meta:generator>
    <meta:document-statistic meta:table-count="1" meta:cell-count="68" meta:object-count="0"/>
  </office:meta>
</office:document-meta>
</file>